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9c302" officeooo:paragraph-rsid="0009c302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09c302" officeooo:paragraph-rsid="0009c30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fo:font-size="12pt" fo:font-weight="normal" officeooo:rsid="000b64f6" officeooo:paragraph-rsid="000b64f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fo:font-size="12pt" fo:font-weight="normal" officeooo:rsid="000d467c" officeooo:paragraph-rsid="000b64f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fo:font-size="12pt" fo:font-style="normal" fo:font-weight="bold" officeooo:rsid="001164c3" officeooo:paragraph-rsid="001164c3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fo:font-size="12pt" fo:font-style="normal" fo:font-weight="normal" officeooo:rsid="0017cd92" officeooo:paragraph-rsid="0017cd9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d467c" officeooo:paragraph-rsid="000d467c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ecf97" officeooo:paragraph-rsid="000ecf97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ee7f8" officeooo:paragraph-rsid="000ee7f8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200%" fo:text-align="start" style:justify-single-word="false"/>
      <style:text-properties fo:font-size="12pt" fo:font-style="normal" fo:font-weight="normal" officeooo:rsid="00162d93" officeooo:paragraph-rsid="001e1e3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fo:font-style="normal" officeooo:rsid="00162d93" officeooo:paragraph-rsid="00162d93" style:font-style-asian="normal" style:font-style-complex="normal"/>
    </style:style>
    <style:style style:name="P12" style:family="paragraph" style:parent-style-name="Standard" style:list-style-name="L1">
      <style:paragraph-properties fo:line-height="200%" fo:text-align="start" style:justify-single-word="false"/>
      <style:text-properties fo:font-style="normal" officeooo:rsid="001654e1" officeooo:paragraph-rsid="001654e1" style:font-style-asian="normal" style:font-style-complex="normal"/>
    </style:style>
    <style:style style:name="P13" style:family="paragraph" style:parent-style-name="Standard" style:list-style-name="L1">
      <style:paragraph-properties fo:line-height="200%" fo:text-align="start" style:justify-single-word="false"/>
      <style:text-properties fo:font-style="italic" officeooo:rsid="001fe7d4" officeooo:paragraph-rsid="001fe7d4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d93" style:font-style-asian="italic" style:font-style-complex="italic"/>
    </style:style>
    <style:style style:name="T3" style:family="text">
      <style:text-properties fo:font-style="italic" officeooo:rsid="001e1e3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62d93" style:font-style-asian="normal" style:font-style-complex="normal"/>
    </style:style>
    <style:style style:name="T6" style:family="text">
      <style:text-properties fo:font-style="normal" officeooo:rsid="001b520d" style:font-style-asian="normal" style:font-style-complex="normal"/>
    </style:style>
    <style:style style:name="T7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13db70"/>
    </style:style>
    <style:style style:name="T11" style:family="text">
      <style:text-properties officeooo:rsid="001aac13"/>
    </style:style>
    <style:style style:name="T12" style:family="text">
      <style:text-properties officeooo:rsid="001d02fc"/>
    </style:style>
    <style:style style:name="T13" style:family="text">
      <style:text-properties officeooo:rsid="001e1e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</text:p>
      <text:p text:style-name="P2"/>
      <text:p text:style-name="P3">Username: root</text:p>
      <text:p text:style-name="P3">Password: diverge</text:p>
      <text:p text:style-name="P4"/>
      <text:p text:style-name="P5"><text:span text:style-name="T10">M</text:span>ake a new image:</text:p>
      <text:p text:style-name="P4"/>
      <text:list xml:id="list8821673461100942453" text:style-name="L1">
        <text:list-item>
          <text:p text:style-name="P7">Flash new minibian image to SD card.</text:p>
        </text:list-item>
        <text:list-item>
          <text:p text:style-name="P7">Run a full upgrade (<text:span text:style-name="T1"> apt-get update &amp;&amp; apt-get dist-upgrade</text:span><text:span text:style-name="T4"> ).</text:span></text:p>
        </text:list-item>
        <text:list-item>
          <text:p text:style-name="P8"><text:span text:style-name="T4">Install </text:span><text:span text:style-name="T5">git and the raspi-config utility using: </text:span><text:span text:style-name="T1">apt-get install </text:span><text:span text:style-name="T2">git</text:span><text:span text:style-name="T1"> raspi-config</text:span><text:span text:style-name="T4">.</text:span></text:p>
        </text:list-item>
        <text:list-item>
          <text:p text:style-name="P9"><text:span text:style-name="T4">Expand the SD card </text:span><text:span text:style-name="T6">and activate the I2C bus</text:span><text:span text:style-name="T4"> using the </text:span><text:span text:style-name="T1">raspi-config</text:span><text:span text:style-name="T4"> utility.</text:span></text:p>
        </text:list-item>
        <text:list-item>
          <text:p text:style-name="P10">Clone the 'divchrono' repository from github <text:span text:style-name="T13">using: </text:span><text:span text:style-name="T3">git clone https://github.com/JEJacobi/divchrono.git</text:span></text:p>
        </text:list-item>
        <text:list-item>
          <text:p text:style-name="P13"><text:span text:style-name="T8">cd </text:span><text:span text:style-name="T9">into the </text:span><text:span text:style-name="T8">divchrono</text:span><text:span text:style-name="T9"> directory.</text:span></text:p>
        </text:list-item>
        <text:list-item>
          <text:p text:style-name="P11"><text:span text:style-name="T8">If it isn't already, set the </text:span><text:span text:style-name="T7">install.sh</text:span><text:span text:style-name="T8"> file as executable with </text:span><text:span text:style-name="T7">chmod +x install.sh</text:span></text:p>
        </text:list-item>
        <text:list-item>
          <text:p text:style-name="P12"><text:span text:style-name="T8">Run the installer script: </text:span><text:span text:style-name="T7">./install.s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52S</meta:editing-duration>
    <meta:editing-cycles>24</meta:editing-cycles>
    <meta:generator>LibreOffice/5.1.4.2$Windows_x86 LibreOffice_project/f99d75f39f1c57ebdd7ffc5f42867c12031db97a</meta:generator>
    <dc:date>2016-10-16T16:00:38.015000000</dc:date>
    <meta:document-statistic meta:table-count="0" meta:image-count="0" meta:object-count="0" meta:page-count="1" meta:paragraph-count="12" meta:word-count="93" meta:character-count="579" meta:non-whitespace-character-count="506"/>
    <meta:user-defined meta:name="Info 1"/>
    <meta:user-defined meta:name="Info 2"/>
    <meta:user-defined meta:name="Info 3"/>
    <meta:user-defined meta:name="Info 4"/>
  </office:meta>
</office:document-meta>
</file>